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6cm" svg:stroke-color="#000000" draw:marker-start-width="0.39cm" draw:marker-end-width="0.39cm" draw:fill="solid" draw:fill-color="#ffffff" draw:textarea-vertical-align="middle" draw:auto-grow-height="false" fo:min-height="0.746cm" fo:min-width="5.2cm" fo:padding-top="0.155cm" fo:padding-bottom="0.155cm" fo:padding-left="0.28cm" fo:padding-right="0.28cm"/>
    </style:style>
    <style:style style:name="gr2" style:family="graphic" style:parent-style-name="standard">
      <style:graphic-properties svg:stroke-width="0.06cm" svg:stroke-color="#000000" draw:marker-start-width="0.39cm" draw:marker-end-width="0.39cm" draw:fill="solid" draw:fill-color="#ffffff" draw:textarea-vertical-align="middle" draw:auto-grow-height="false" fo:min-height="0.462cm" fo:min-width="3.651cm" fo:padding-top="0.155cm" fo:padding-bottom="0.155cm" fo:padding-left="0.28cm" fo:padding-right="0.28cm"/>
    </style:style>
    <style:style style:name="gr3" style:family="graphic" style:parent-style-name="standard">
      <style:graphic-properties svg:stroke-width="0.06cm" svg:stroke-color="#000000" draw:marker-start-width="0.39cm" draw:marker-end-width="0.39cm" draw:fill="solid" draw:fill-color="#ffffff" draw:textarea-vertical-align="middle" draw:auto-grow-height="false" fo:min-height="0.175cm" fo:min-width="2.086cm" fo:padding-top="0.155cm" fo:padding-bottom="0.155cm" fo:padding-left="0.28cm" fo:padding-right="0.28cm"/>
    </style:style>
    <style:style style:name="gr4" style:family="graphic" style:parent-style-name="standard" style:list-style-name="L1">
      <style:graphic-properties draw:stroke="solid" svg:stroke-width="0.07cm" svg:stroke-color="#000000" draw:marker-start="" draw:marker-start-width="0.14cm" draw:marker-start-center="false" draw:marker-end="" draw:marker-end-width="0.14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5" style:family="graphic" style:parent-style-name="standard" style:list-style-name="L1">
      <style:graphic-properties draw:stroke="solid" svg:stroke-width="0.075cm" svg:stroke-color="#000000" draw:marker-start="" draw:marker-start-width="0.2cm" draw:marker-start-center="false" draw:marker-end="" draw:marker-end-width="0.2cm" draw:marker-end-center="false" draw:stroke-linejoin="miter" svg:stroke-linecap="butt" draw:fill="solid" draw:fill-color="#ffffff" draw:textarea-horizontal-align="justify" fo:padding-top="0.162cm" fo:padding-bottom="0.162cm" fo:padding-left="0.287cm" fo:padding-right="0.287cm" draw:shadow="hidden" draw:shadow-offset-x="0.2cm" draw:shadow-offset-y="0.2cm" draw:shadow-color="#808080"/>
    </style:style>
    <style:style style:name="gr6"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7"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2f00" draw:textarea-horizontal-align="justify" fo:padding-top="0.15cm" fo:padding-bottom="0.15cm" fo:padding-left="0.275cm" fo:padding-right="0.275cm" draw:shadow="hidden" draw:shadow-offset-x="0.2cm" draw:shadow-offset-y="0.2cm" draw:shadow-color="#808080"/>
    </style:style>
    <style:style style:name="gr8"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9900" draw:textarea-horizontal-align="justify" fo:padding-top="0.15cm" fo:padding-bottom="0.15cm" fo:padding-left="0.275cm" fo:padding-right="0.275cm" draw:shadow="hidden" draw:shadow-offset-x="0.2cm" draw:shadow-offset-y="0.2cm" draw:shadow-color="#808080"/>
    </style:style>
    <style:style style:name="gr9"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ff00" draw:textarea-horizontal-align="justify" fo:padding-top="0.15cm" fo:padding-bottom="0.15cm" fo:padding-left="0.275cm" fo:padding-right="0.275cm" draw:shadow="hidden" draw:shadow-offset-x="0.2cm" draw:shadow-offset-y="0.2cm" draw:shadow-color="#808080"/>
    </style:style>
    <style:style style:name="gr10"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48f639" draw:textarea-horizontal-align="justify" fo:padding-top="0.15cm" fo:padding-bottom="0.15cm" fo:padding-left="0.275cm" fo:padding-right="0.275cm" draw:shadow="hidden" draw:shadow-offset-x="0.2cm" draw:shadow-offset-y="0.2cm" draw:shadow-color="#808080"/>
    </style:style>
    <style:style style:name="gr11" style:family="graphic" style:parent-style-name="standard" style:list-style-name="L1">
      <style:graphic-properties draw:stroke="solid" svg:stroke-width="0.05cm" svg:stroke-color="#1b1918" draw:marker-start="" draw:marker-start-width="0.2cm" draw:marker-start-center="false" draw:marker-end="" draw:marker-end-width="0.2cm" draw:marker-end-center="false" draw:stroke-linejoin="miter" svg:stroke-linecap="butt" draw:fill="solid" draw:fill-color="#ab417f" draw:textarea-horizontal-align="justify" fo:padding-top="0.15cm" fo:padding-bottom="0.15cm" fo:padding-left="0.275cm" fo:padding-right="0.275cm" draw:shadow="hidden" draw:shadow-offset-x="0.2cm" draw:shadow-offset-y="0.2cm" draw:shadow-color="#808080"/>
    </style:style>
    <style:style style:name="gr12"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6af7f2" draw:textarea-horizontal-align="justify" fo:padding-top="0.15cm" fo:padding-bottom="0.15cm" fo:padding-left="0.275cm" fo:padding-right="0.275cm" draw:shadow="hidden" draw:shadow-offset-x="0.2cm" draw:shadow-offset-y="0.2cm" draw:shadow-color="#808080"/>
    </style:style>
    <style:style style:name="gr13"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4"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5b1b5" draw:textarea-horizontal-align="justify" fo:padding-top="0.125cm" fo:padding-bottom="0.125cm" fo:padding-left="0.25cm" fo:padding-right="0.25cm" draw:shadow="hidden" draw:shadow-offset-x="0.2cm" draw:shadow-offset-y="0.2cm" draw:shadow-color="#808080"/>
    </style:style>
    <style:style style:name="gr18"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9"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20"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21"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22"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2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4"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5"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6"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479cm" fo:min-width="0.23cm" fo:padding-top="0.15cm" fo:padding-bottom="0.15cm" fo:padding-left="0.275cm" fo:padding-right="0.275cm" draw:shadow="hidden" draw:shadow-offset-x="0.2cm" draw:shadow-offset-y="0.2cm" draw:shadow-color="#808080"/>
    </style:style>
    <style:style style:name="gr27"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28"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29"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30"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1" style:family="graphic" style:parent-style-name="standard" style:list-style-name="L1">
      <style:graphic-properties draw:stroke="solid" svg:stroke-width="0.07cm" svg:stroke-color="#000000" draw:marker-start="" draw:marker-start-width="0.14cm" draw:marker-start-center="false" draw:marker-end="" draw:marker-end-width="0.14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2" style:family="graphic" style:parent-style-name="standard" style:list-style-name="L1">
      <style:graphic-properties draw:stroke="solid" svg:stroke-width="0.06cm" svg:stroke-color="#000000" draw:marker-start="" draw:marker-start-width="0.195cm" draw:marker-start-center="false" draw:marker-end="" draw:marker-end-width="0.195cm" draw:marker-end-center="false" draw:fill="solid" draw:fill-color="#f606d5" draw:textarea-horizontal-align="justify" draw:textarea-vertical-align="middle" fo:padding-top="0.155cm" fo:padding-bottom="0.155cm" fo:padding-left="0.28cm" fo:padding-right="0.28cm" draw:shadow="hidden" draw:shadow-offset-x="0.2cm" draw:shadow-offset-y="0.2cm" draw:shadow-color="#808080"/>
    </style:style>
    <style:style style:name="gr33" style:family="graphic" style:parent-style-name="standard" style:list-style-name="L1">
      <style:graphic-properties draw:stroke="solid" svg:stroke-width="0.06cm" svg:stroke-color="#000000" draw:marker-start="" draw:marker-start-width="0.195cm" draw:marker-start-center="false" draw:marker-end="" draw:marker-end-width="0.195cm" draw:marker-end-center="false" draw:fill="solid" draw:fill-color="#f606d5" draw:textarea-horizontal-align="justify" draw:textarea-vertical-align="middle" fo:padding-top="0.155cm" fo:padding-bottom="0.155cm" fo:padding-left="0.28cm" fo:padding-right="0.28cm" draw:shadow="hidden" draw:shadow-offset-x="0.2cm" draw:shadow-offset-y="0.2cm" draw:shadow-color="#808080"/>
    </style:style>
    <style:style style:name="gr34" style:family="graphic" style:parent-style-name="standard" style:list-style-name="L1">
      <style:graphic-properties draw:stroke="solid" svg:stroke-width="0.06cm" svg:stroke-color="#000000" draw:marker-start="" draw:marker-start-width="0.38cm" draw:marker-start-center="false" draw:marker-end="" draw:marker-end-width="0.38cm" draw:marker-end-center="false" draw:fill="solid" draw:fill-color="#f606d5" draw:textarea-horizontal-align="justify" draw:textarea-vertical-align="middle" fo:padding-top="0.155cm" fo:padding-bottom="0.155cm" fo:padding-left="0.28cm" fo:padding-right="0.28cm" draw:shadow="hidden" draw:shadow-offset-x="0.2cm" draw:shadow-offset-y="0.2cm" draw:shadow-color="#808080"/>
    </style:style>
    <style:style style:name="gr35" style:family="graphic" style:parent-style-name="standard" style:list-style-name="L1">
      <style:graphic-properties draw:stroke="solid" svg:stroke-width="0.06cm" svg:stroke-color="#000000" draw:marker-start="" draw:marker-start-width="0.38cm" draw:marker-start-center="false" draw:marker-end="" draw:marker-end-width="0.38cm" draw:marker-end-center="false" draw:fill="solid" draw:fill-color="#f606d5" draw:textarea-horizontal-align="justify" draw:textarea-vertical-align="middle" fo:padding-top="0.155cm" fo:padding-bottom="0.155cm" fo:padding-left="0.28cm" fo:padding-right="0.28cm" draw:shadow="hidden" draw:shadow-offset-x="0.2cm" draw:shadow-offset-y="0.2cm" draw:shadow-color="#808080"/>
    </style:style>
    <style:style style:name="gr36" style:family="graphic" style:parent-style-name="standard" style:list-style-name="L1">
      <style:graphic-properties draw:stroke="solid" svg:stroke-width="0.06cm" svg:stroke-color="#000000" draw:marker-start="" draw:marker-start-width="0.38cm" draw:marker-start-center="false" draw:marker-end="" draw:marker-end-width="0.38cm" draw:marker-end-center="false" draw:fill="solid" draw:fill-color="#f606d5" draw:textarea-horizontal-align="justify" draw:textarea-vertical-align="middle" fo:padding-top="0.155cm" fo:padding-bottom="0.155cm" fo:padding-left="0.28cm" fo:padding-right="0.28cm" draw:shadow="hidden" draw:shadow-offset-x="0.2cm" draw:shadow-offset-y="0.2cm" draw:shadow-color="#808080"/>
    </style:style>
    <style:style style:name="gr37" style:family="graphic" style:parent-style-name="objectwithoutfill">
      <style:graphic-properties svg:stroke-width="0.2cm" svg:stroke-color="#ffffff" draw:marker-start-width="0.835cm" draw:marker-end-width="0.835cm" draw:fill="none" draw:textarea-vertical-align="middle" fo:padding-top="0.225cm" fo:padding-bottom="0.225cm" fo:padding-left="0.35cm" fo:padding-right="0.35cm"/>
    </style:style>
    <style:style style:name="gr38" style:family="graphic" style:parent-style-name="standard" style:list-style-name="L1">
      <style:graphic-properties draw:stroke="solid" svg:stroke-width="0.06cm" svg:stroke-color="#000000" draw:marker-start="" draw:marker-start-width="0.195cm" draw:marker-start-center="false" draw:marker-end="" draw:marker-end-width="0.195cm" draw:marker-end-center="false" draw:fill="solid" draw:fill-color="#f606d5" draw:textarea-horizontal-align="justify" draw:textarea-vertical-align="middle" fo:padding-top="0.155cm" fo:padding-bottom="0.155cm" fo:padding-left="0.28cm" fo:padding-right="0.28cm" draw:shadow="hidden" draw:shadow-offset-x="0.2cm" draw:shadow-offset-y="0.2cm" draw:shadow-color="#808080"/>
    </style:style>
    <style:style style:name="gr39" style:family="graphic" style:parent-style-name="objectwithoutfill">
      <style:graphic-properties svg:stroke-width="0.06cm" svg:stroke-color="#000000" draw:marker-start-width="0.405cm" draw:marker-end-width="0.405cm" draw:fill="none" draw:textarea-vertical-align="middle" fo:padding-top="0.155cm" fo:padding-bottom="0.155cm" fo:padding-left="0.28cm" fo:padding-right="0.28cm"/>
    </style:style>
    <style:style style:name="gr40" style:family="graphic" style:parent-style-name="standard" style:list-style-name="L1">
      <style:graphic-properties draw:stroke="solid" svg:stroke-width="0.2cm" svg:stroke-color="#ffffff" draw:marker-start="" draw:marker-start-width="0.825cm" draw:marker-start-center="false" draw:marker-end="" draw:marker-end-width="0.825cm" draw:marker-end-center="false" svg:stroke-linecap="round" draw:fill="none" draw:fill-color="#729fcf" draw:textarea-horizontal-align="justify" draw:textarea-vertical-align="middle" fo:padding-top="0.225cm" fo:padding-bottom="0.225cm" fo:padding-left="0.35cm" fo:padding-right="0.35cm" draw:shadow="hidden" draw:shadow-offset-x="0.2cm" draw:shadow-offset-y="0.2cm" draw:shadow-color="#808080"/>
    </style:style>
    <style:style style:name="gr41" style:family="graphic" style:parent-style-name="standard" style:list-style-name="L1">
      <style:graphic-properties draw:stroke="solid" svg:stroke-width="0.06cm" svg:stroke-color="#000000" draw:marker-start="" draw:marker-start-width="0.195cm" draw:marker-start-center="false" draw:marker-end="" draw:marker-end-width="0.195cm" draw:marker-end-center="false" draw:fill="solid" draw:fill-color="#f606d5" draw:textarea-horizontal-align="justify" draw:textarea-vertical-align="middle" fo:padding-top="0.155cm" fo:padding-bottom="0.155cm" fo:padding-left="0.28cm" fo:padding-right="0.28cm" draw:shadow="hidden" draw:shadow-offset-x="0.2cm" draw:shadow-offset-y="0.2cm" draw:shadow-color="#808080"/>
    </style:style>
    <style:style style:name="gr42" style:family="graphic" style:parent-style-name="standard" style:list-style-name="L1">
      <style:graphic-properties draw:stroke="solid" svg:stroke-width="0.07cm" svg:stroke-color="#000000" draw:marker-start="" draw:marker-start-width="0.14cm" draw:marker-start-center="false" draw:marker-end="" draw:marker-end-width="0.14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43" style:family="graphic" style:parent-style-name="standard" style:list-style-name="L1">
      <style:graphic-properties draw:stroke="solid" svg:stroke-width="0.06cm" svg:stroke-color="#000000" draw:marker-start="" draw:marker-start-width="0.195cm" draw:marker-start-center="false" draw:marker-end="" draw:marker-end-width="0.195cm" draw:marker-end-center="false" draw:fill="solid" draw:fill-color="#f606d5" draw:textarea-horizontal-align="justify" draw:textarea-vertical-align="middle" fo:padding-top="0.155cm" fo:padding-bottom="0.155cm" fo:padding-left="0.28cm" fo:padding-right="0.28cm" draw:shadow="hidden" draw:shadow-offset-x="0.2cm" draw:shadow-offset-y="0.2cm" draw:shadow-color="#808080"/>
    </style:style>
    <style:style style:name="gr44" style:family="graphic" style:parent-style-name="standard" style:list-style-name="L1">
      <style:graphic-properties draw:stroke="solid" svg:stroke-width="0.06cm" svg:stroke-color="#000000" draw:marker-start="" draw:marker-start-width="0.195cm" draw:marker-start-center="false" draw:marker-end="" draw:marker-end-width="0.195cm" draw:marker-end-center="false" draw:fill="solid" draw:fill-color="#f606d5" draw:textarea-horizontal-align="justify" draw:textarea-vertical-align="middle" fo:padding-top="0.155cm" fo:padding-bottom="0.155cm" fo:padding-left="0.28cm" fo:padding-right="0.28cm" draw:shadow="hidden" draw:shadow-offset-x="0.2cm" draw:shadow-offset-y="0.2cm" draw:shadow-color="#808080"/>
    </style:style>
    <style:style style:name="gr45" style:family="graphic" style:parent-style-name="standard" style:list-style-name="L1">
      <style:graphic-properties draw:stroke="solid" svg:stroke-width="0.06cm" svg:stroke-color="#000000" draw:marker-start="" draw:marker-start-width="0.195cm" draw:marker-start-center="false" draw:marker-end="" draw:marker-end-width="0.195cm" draw:marker-end-center="false" draw:fill="solid" draw:fill-color="#f606d5" draw:textarea-horizontal-align="justify" draw:textarea-vertical-align="middle" fo:padding-top="0.155cm" fo:padding-bottom="0.155cm" fo:padding-left="0.28cm" fo:padding-right="0.28cm" draw:shadow="hidden" draw:shadow-offset-x="0.2cm" draw:shadow-offset-y="0.2cm" draw:shadow-color="#808080"/>
    </style:style>
    <style:style style:name="gr46" style:family="graphic" style:parent-style-name="standard" style:list-style-name="L1">
      <style:graphic-properties draw:stroke="solid" svg:stroke-width="0.06cm" svg:stroke-color="#000000" draw:marker-start="" draw:marker-start-width="0.195cm" draw:marker-start-center="false" draw:marker-end="" draw:marker-end-width="0.195cm" draw:marker-end-center="false" draw:fill="solid" draw:fill-color="#f606d5" draw:textarea-horizontal-align="justify" draw:textarea-vertical-align="middle" fo:padding-top="0.155cm" fo:padding-bottom="0.155cm" fo:padding-left="0.28cm" fo:padding-right="0.28cm" draw:shadow="hidden" draw:shadow-offset-x="0.2cm" draw:shadow-offset-y="0.2cm" draw:shadow-color="#808080"/>
    </style:style>
    <style:style style:name="P1" style:family="paragraph">
      <loext:graphic-properties draw:fill="solid" draw:fill-color="#ffffff"/>
      <style:paragraph-properties fo:text-align="center"/>
    </style:style>
    <style:style style:name="P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f606d5"/>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 style:family="paragraph">
      <loext:graphic-properties draw:fill="solid" draw:fill-color="#ff2f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ff99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ffff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48f63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 style:family="paragraph">
      <loext:graphic-properties draw:fill="solid" draw:fill-color="#ab417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6af7f2"/>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f5b1b5"/>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1b191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8ef8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f606d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6"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1" draw:layer="layout" svg:width="5.76cm" svg:height="1.056cm" svg:x="9.393cm" svg:y="16.523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2" draw:text-style-name="P1" draw:layer="layout" svg:width="4.211cm" svg:height="0.772cm" svg:x="10.093cm" svg:y="16.622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3" draw:text-style-name="P1" draw:layer="layout" svg:width="2.646cm" svg:height="0.485cm" svg:x="10.893cm" svg:y="16.822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path draw:style-name="gr4" draw:text-style-name="P2" draw:layer="layout" svg:width="7.625cm" svg:height="7.749cm" draw:transform="skewX (0.000174532925199452) rotate (-0.219038821125289) translate (11.7878092305277cm 8.34881863426768cm)" svg:viewBox="0 0 7626 7750" svg:d="M3006 0c628 8 599-2 1233 23 678 26 1383-10 1999 89 619 101 2026 2163 731 3282-151 391 618 3309 657 4013-768 290-1585 352-2063 342-177-794-505-3334-606-3787-573 221-2061 322-2426 285-241-37-1046 43-2162-90-148-559-255-1136-369-2181z">
          <text:p/>
        </draw:path>
        <draw:path draw:style-name="gr5" draw:text-style-name="P3" draw:layer="layout" svg:width="6.483cm" svg:height="6.36cm" svg:x="8.126cm" svg:y="3.944cm" svg:viewBox="0 0 6484 6361" svg:d="M2362 513c-258 252-518 506-777 759-104 145-208 290-313 435-140 94-280 189-421 283-159 119-318 240-476 360-102 109-203 219-305 328-24 214-47 428-70 642 38 121 78 243 116 363 64 76 126 152 190 227 136 62 270 123 406 185 162-5 324-8 486-13 68-15 138-29 206-44 193-8 385-16 578-24 323 73 646 147 969 220 111-19 220-38 330-57 144-51 286-102 430-153 58-74 116-149 174-224-63 156-126 311-189 466-35 129-69 258-103 387-62 156-123 314-185 470-19 128-39 256-59 383-11 65-23 131-35 196-12 96-25 194-38 290-10 123-21 246-31 369 1078-434 2156-869 3234-1302 1-781 4-1560 5-2341-76-342-151-685-226-1027-144-276-288-552-432-828-163-192-326-383-489-574-204-73-410-148-614-221-314-23-627-45-941-68-216 17-431 35-646 52-258 153-516 308-774 461z">
          <text:p/>
        </draw:path>
        <draw:path draw:style-name="gr6" draw:text-style-name="P4" draw:layer="layout" svg:width="3.134cm" svg:height="1.837cm" svg:x="9.376cm" svg:y="3.763cm" svg:viewBox="0 0 3135 1838" svg:d="M0 1838c835-996 1424-612 1954-769 531-155 1322-930 1159-958l-441-73c-248-69-547-31-829 13-533 154-1248 324-1843 1787z">
          <text:p/>
        </draw:path>
        <draw:g draw:name="рог">
          <draw:path draw:style-name="gr7" draw:text-style-name="P5" draw:layer="layout" svg:width="0.275cm" svg:height="0.599cm" svg:x="9.928cm" svg:y="2.408cm" svg:viewBox="0 0 276 600" svg:d="M167 600c105-31 138-237 83-341l-80-112c-67-83-38-119-142-147l-28 81c-3 60 34 196 52 253 27 90 42 220 115 266z">
            <text:p/>
          </draw:path>
          <draw:path draw:style-name="gr8" draw:text-style-name="P6" draw:layer="layout" svg:width="0.34cm" svg:height="0.487cm" svg:x="10.123cm" svg:y="2.835cm" svg:viewBox="0 0 341 488" svg:d="M48 486c185 8 293 5 293-196 2-72-17-129-42-174l-73-85c-8-5-44-31-44-31-239 63-195 281-134 486z">
            <text:p/>
          </draw:path>
          <draw:path draw:style-name="gr9" draw:text-style-name="P7" draw:layer="layout" svg:width="0.418cm" svg:height="0.59cm" svg:x="10.227cm" svg:y="3.149cm" svg:viewBox="0 0 419 591" svg:d="M132 165c-38 40-95 48-117 77-18 28-18 127-8 149 46 16 9 81 44 200 84 7 131-88 208-100 34-38 55-75 88-120 38-50 57-75 72-156-3-38-15-64-22-98-78-54-48-85-105-117-53 46-65 114-135 158z">
            <text:p/>
          </draw:path>
          <draw:path draw:style-name="gr10" draw:text-style-name="P8" draw:layer="layout" svg:width="0.585cm" svg:height="0.717cm" svg:x="10.299cm" svg:y="3.42cm" svg:viewBox="0 0 586 718" svg:d="M199 718c157-154 56-105 223-241 2-4 7-7 9-8l20-19c69-68 103-157 123-257 15-79 19-54-9-108-11-22-11-19-29-44-3-6-15-19-16-26 0-9-6-12-9-15-87 3-12 0-69 9-18 4 13-7-31 6-53 17-71 55-108 93-164 162-301 189-303 450 0 154 44 139 199 160z">
            <text:p/>
          </draw:path>
          <draw:path draw:style-name="gr11" draw:text-style-name="P9" draw:layer="layout" svg:width="1.074cm" svg:height="1.021cm" svg:x="10.537cm" svg:y="3.861cm" svg:viewBox="0 0 1075 1022" svg:d="M584 4c-69 185 177 124-201 554-25 29-541 554-334 451l1017-501c73-37-293-374-415-490-17-17-64-22-67-14z">
            <text:p/>
          </draw:path>
          <draw:path draw:style-name="gr12" draw:text-style-name="P10" draw:layer="layout" svg:width="0.7cm" svg:height="1.135cm" svg:x="10.42cm" svg:y="3.619cm" svg:viewBox="0 0 701 1136" svg:d="M437 59c-13 86-119 243-166 312-58 93-249 194-271 215l13 113c53 98 86 371 130 437 68-5 222-194 272-255 49-59 171-136 244-310 31-76 47-227 41-325-25-41-30-28-56-81-26-49-14-57-49-90-66-34-34-51-100-75-31 38-9 28-58 59z">
            <text:p/>
          </draw:path>
          <draw:polygon draw:style-name="gr13" draw:text-style-name="P11" draw:layer="layout" svg:width="1.75cm" svg:height="2.636cm" svg:x="9.859cm" svg:y="2.258cm" svg:viewBox="0 0 1751 2637" draw:points="0,0 718,2637 1751,2120">
            <text:p/>
          </draw:polygon>
        </draw:g>
        <draw:polygon draw:style-name="gr14" draw:text-style-name="P4" draw:layer="layout" svg:width="2.986cm" svg:height="4.533cm" svg:x="13.009cm" svg:y="4.035cm" svg:viewBox="0 0 2987 4534" draw:points="0,652 32,0 363,73 662,218 992,498 1283,771 1563,1072 1756,1523 1831,1900 1896,2489 1897,2855 1909,3138 1907,3463 2014,3738 2296,4039 2697,4120 2987,4039 2883,4316 2587,4496 2138,4534 1661,4404 1453,4138 1292,3913 1160,3683 1059,3492 684,2511 472,1554">
          <text:p/>
        </draw:polygon>
        <draw:g draw:name="ухо">
          <draw:path draw:style-name="gr15" draw:text-style-name="P3" draw:layer="layout" svg:width="1.241cm" svg:height="2.141cm" svg:x="11.885cm" svg:y="3.37cm" svg:viewBox="0 0 1242 2142" svg:d="M1198 2142l-1198-571 193-809 346-520c114-81 226-161 338-242 59 95 127 193 167 310 37 105 83 228 118 356l66 446 14 495z">
            <text:p/>
          </draw:path>
          <draw:path draw:style-name="gr16" draw:text-style-name="P11" draw:layer="layout" svg:width="1.241cm" svg:height="2.141cm" svg:x="11.885cm" svg:y="3.37cm" svg:viewBox="0 0 1242 2142" svg:d="M0 1571l193-809 346-520c114-81 226-161 338-242 59 95 127 193 167 310 37 105 83 228 118 356l66 446 14 495-44 535">
            <text:p/>
          </draw:path>
          <draw:polygon draw:style-name="gr17" draw:text-style-name="P12" draw:layer="layout" svg:width="0.636cm" svg:height="1.37cm" svg:x="12.171cm" svg:y="3.915cm" svg:viewBox="0 0 637 1371" draw:points="552,1371 0,1140 107,516 205,224 455,0 604,281 637,494 633,961">
            <text:p/>
          </draw:polygon>
          <draw:polyline draw:style-name="gr18" draw:text-style-name="P11" draw:layer="layout" svg:width="0.636cm" svg:height="1.37cm" svg:x="12.171cm" svg:y="3.915cm" svg:viewBox="0 0 637 1371" draw:points="0,1140 107,516 205,224 455,0 604,281 637,494 633,961 552,1371">
            <text:p/>
          </draw:polyline>
        </draw:g>
        <draw:polygon draw:style-name="gr19" draw:text-style-name="P4" draw:layer="layout" svg:width="1.293cm" svg:height="2.079cm" svg:x="8.129cm" svg:y="5.981cm" svg:viewBox="0 0 1294 2080" draw:points="833,0 488,230 204,499 29,807 0,1165 66,1493 230,1799 488,1985 831,2080 1294,2019 1263,1840 1248,1650 1229,1351 1145,1110 1015,867 907,569 889,299">
          <text:p/>
        </draw:polygon>
        <draw:path draw:style-name="gr20" draw:text-style-name="P13" draw:layer="layout" svg:width="0.267cm" svg:height="0.267cm" svg:x="8.502cm" svg:y="6.668cm" svg:viewBox="0 0 268 268" svg:d="M135 0c25 0 45 6 67 19 19 12 37 27 47 49 13 20 19 42 19 67s-6 45-19 67c-10 19-28 37-47 47-22 13-42 19-67 19s-47-6-67-19c-22-10-37-28-49-47-13-22-19-42-19-67s6-47 19-67c12-22 27-37 49-49 20-13 40-19 67-19z">
          <text:p/>
        </draw:path>
        <draw:polygon draw:style-name="gr21" draw:text-style-name="P4" draw:layer="layout" svg:width="1.83cm" svg:height="2.957cm" svg:x="13.74cm" svg:y="6.874cm" svg:viewBox="0 0 1831 2958" draw:points="82,0 0,1367 42,1799 202,2174 444,2580 782,2871 1176,2958 1831,2735 1248,2624 958,2356 949,1874 932,1563 727,1298 431,842 296,560">
          <text:p/>
        </draw:polygon>
        <draw:polygon draw:style-name="gr22" draw:text-style-name="P4" draw:layer="layout" svg:width="1.788cm" svg:height="3.049cm" svg:x="13.577cm" svg:y="8.08cm" svg:viewBox="0 0 1789 3050" draw:points="143,0 51,1009 0,1890 161,2266 402,2672 741,2964 1136,3050 1789,2826 1207,2716 917,2448 908,1966 889,1655 684,1389 391,934 255,652">
          <text:p/>
        </draw:polygon>
        <draw:line draw:style-name="gr23" draw:text-style-name="P2" draw:layer="layout" svg:x1="10.113cm" svg:y1="5.743cm" svg:x2="9.93cm" svg:y2="5.468cm">
          <text:p/>
        </draw:line>
        <draw:line draw:style-name="gr24" draw:text-style-name="P2" draw:layer="layout" svg:x1="10.48cm" svg:y1="5.649cm" svg:x2="10.48cm" svg:y2="5.283cm">
          <text:p/>
        </draw:line>
        <draw:line draw:style-name="gr25" draw:text-style-name="P2" draw:layer="layout" svg:x1="10.848cm" svg:y1="5.743cm" svg:x2="11.031cm" svg:y2="5.468cm">
          <text:p/>
        </draw:line>
        <draw:custom-shape draw:style-name="gr26" draw:text-style-name="P14" draw:layer="layout" svg:width="1.102cm" svg:height="1.101cm" svg:x="9.922cm" svg:y="5.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27" draw:text-style-name="P13" draw:layer="layout" svg:width="0.641cm" svg:height="0.641cm" svg:x="10.022cm" svg:y="5.651cm" svg:viewBox="0 0 642 642" svg:d="M321 0c61 0 110 15 161 44s89 66 118 117c30 52 42 101 42 160 0 61-12 110-42 161-29 51-67 89-118 118-51 30-100 42-161 42-59 0-108-12-160-42-51-29-88-67-117-118s-44-100-44-161c0-59 15-108 44-160 29-51 66-88 117-117 52-29 101-44 160-44z">
            <text:p/>
          </draw:path>
          <draw:path draw:style-name="gr28" draw:text-style-name="P3" draw:layer="layout" svg:width="0.164cm" svg:height="0.164cm" svg:x="10.385cm" svg:y="5.846cm" svg:viewBox="0 0 165 165" svg:d="M82 0c15 0 28 3 43 10 13 9 22 19 29 32s11 26 11 40c0 15-4 28-11 43-7 13-16 22-29 29-15 7-28 11-43 11-14 0-27-4-40-11s-23-16-32-29c-7-15-10-28-10-43 0-14 3-27 10-40 9-13 19-23 32-32 13-7 26-10 40-10z">
            <text:p/>
          </draw:path>
          <draw:path draw:style-name="gr29" draw:text-style-name="P3" draw:layer="layout" svg:width="0.164cm" svg:height="0.164cm" svg:x="10.14cm" svg:y="5.762cm" svg:viewBox="0 0 165 165" svg:d="M82 0c15 0 28 3 43 10 13 9 22 19 29 32s11 26 11 40c0 15-4 28-11 43-7 13-16 22-29 29-15 7-28 11-43 11-14 0-27-4-40-11s-23-16-32-29c-7-15-10-28-10-43 0-14 3-27 10-40 9-13 19-23 32-32 13-7 26-10 40-10z">
            <text:p/>
          </draw:path>
        </draw:g>
        <draw:path draw:style-name="gr30" draw:text-style-name="P2" draw:layer="layout" svg:width="0.929cm" svg:height="0.113cm" draw:transform="rotate (0.0895353906273091) translate (8.47226557362724cm 7.78463917525535cm)" svg:viewBox="0 0 930 114" svg:d="M0 101c337 0 732 66 930-101">
          <text:p/>
        </draw:path>
        <draw:path draw:style-name="gr31" draw:text-style-name="P2" draw:layer="layout" svg:width="4.17cm" svg:height="0.853cm" draw:transform="skewX (0.000523598775598294) rotate (-1.78808981866819) translate (11.9561740856864cm 12.6476244000784cm)" svg:viewBox="0 0 4171 854" svg:d="M0 729c206-28 3768 86 4132 125 66-113 56-535-96-854-414 61 181-40-445 72">
          <text:p/>
        </draw:path>
        <draw:path draw:style-name="gr32" draw:text-style-name="P15" draw:layer="layout" svg:width="0.932cm" svg:height="0.584cm" draw:transform="rotate (-0.109955742875643) translate (10.2460630445044cm 15.9874188423386cm)" svg:viewBox="0 0 933 585" svg:d="M927 503c9-143 14-41-29-503 0 0-216 134-829 36 7 171-69 438-69 438 0 0 310 230 927 29z">
          <text:p/>
        </draw:path>
        <draw:path draw:style-name="gr33" draw:text-style-name="P15" draw:layer="layout" svg:width="2.078cm" svg:height="0.804cm" draw:transform="rotate (-0.109781209950444) translate (15.6003699286695cm 16.370978570858cm)" svg:viewBox="0 0 2079 805" svg:d="M2069 622c11-143 15-507 3-622-116 13-682 233-2072 213 7 173 93 530 93 530 0 0 775 200 1976-121z">
          <text:p/>
        </draw:path>
        <draw:path draw:style-name="gr34" draw:text-style-name="P15" draw:layer="хвост" svg:width="3.577cm" svg:height="2.229cm" draw:transform="rotate (1.15401170141865) translate (17.5272107144593cm 13.5614608046379cm)" svg:viewBox="0 0 3578 2230" svg:d="M2588 26c449-125 764 217 947 603 295 1145-936 2116-3535 1297 2080-739 1804-1170 2588-1900z">
          <text:p/>
        </draw:path>
        <draw:path draw:style-name="gr35" draw:text-style-name="P15" draw:layer="хвост2" svg:width="3.135cm" svg:height="2.85cm" draw:transform="rotate (1.15401170141865) translate (17.7042111562903cm 13.1649186488743cm)" svg:viewBox="0 0 3136 2851" svg:d="M2153 26c450-125 764 217 947 603 295 1145-1242 1229-3100 2222 658-1781 1369-2095 2153-2825z">
          <text:p/>
        </draw:path>
        <draw:path draw:style-name="gr36" draw:text-style-name="P15" draw:layer="хвост3" svg:width="2.24cm" svg:height="3.424cm" draw:transform="rotate (1.15401170141865) translate (18.0652368573604cm 12.3517082282372cm)" svg:viewBox="0 0 2241 3425" svg:d="M1264 26c449-125 764 217 946 603 295 1145-1581 1038-1994 2796-637-2016 264-2669 1048-3399z">
          <text:p/>
        </draw:path>
        <draw:path draw:style-name="gr37" draw:text-style-name="P16" draw:layer="layout" svg:width="1.809cm" svg:height="0.05cm" draw:transform="rotate (2.89009070837741) translate (13.0648065279221cm 12.9891045148518cm)" svg:viewBox="0 0 1810 51" svg:d="M0 25c637 0 1129-71 1810 26">
          <text:p/>
        </draw:path>
        <draw:path draw:style-name="gr38" draw:text-style-name="P15" draw:layer="копыто" svg:width="2.116cm" svg:height="0.756cm" draw:transform="rotate (-0.0092502450355705) translate (11.1189396875833cm 16.3819069369906cm)" svg:viewBox="0 0 2117 757" svg:d="M2103 598c10-144 21-464 8-578-114 12-883 315-2101-20 8 172-10 642-10 642 0 0 1206 287 2103-44z">
          <text:p/>
        </draw:path>
        <draw:path draw:style-name="gr39" draw:text-style-name="P16" draw:layer="копыто" svg:width="2.063cm" svg:height="4.564cm" svg:x="11.139cm" svg:y="12.568cm" svg:viewBox="0 0 2064 4565" svg:d="M186 0c-9 282-187 4179-186 4471 1535 133 1403 133 2064-53-35-1323-71-2645-106-3968">
          <text:p/>
        </draw:path>
        <draw:line draw:style-name="gr40" draw:text-style-name="P2" draw:layer="layout" svg:x1="11.474cm" svg:y1="10.278cm" svg:x2="13.445cm" svg:y2="9.466cm">
          <text:p/>
        </draw:line>
        <draw:path draw:style-name="gr39" draw:text-style-name="P16" draw:layer="копыто2" svg:width="2.594cm" svg:height="4.272cm" svg:x="10.872cm" svg:y="12.555cm" svg:viewBox="0 0 2595 4273" svg:d="M373 0c11 104-325 951-371 1997s730 2093 715 2276c1064-621 1272-338 1878-900-476-1005-476-1138-688-1587-79-688 185-768 319-1322">
          <text:p/>
        </draw:path>
        <draw:path draw:style-name="gr41" draw:text-style-name="P15" draw:layer="копыто2" svg:width="2.119cm" svg:height="0.759cm" draw:transform="skewX (-0.00174532925199433) rotate (0.436332312998582) translate (11.3173911287009cm 16.2604228576576cm)" svg:viewBox="0 0 2120 760" svg:d="M2106 600c10-145 21-466 8-580-114 12-885 316-2103-20 7 173-11 645-11 645 0 0 1207 287 2106-45z">
          <text:p/>
        </draw:path>
        <draw:path draw:style-name="gr42" draw:text-style-name="P2" draw:layer="копыто3" svg:width="4.17cm" svg:height="0.853cm" draw:transform="skewX (0.000523598775598293) rotate (-1.78808981866819) translate (11.9571740856864cm 12.6126244000784cm)" svg:viewBox="0 0 4171 854" svg:d="M0 729c206-28 3768 86 4132 125 66-113 56-535-96-854-414 61 181-40-445 72">
          <text:p/>
        </draw:path>
        <draw:path draw:style-name="gr37" draw:text-style-name="P16" draw:layer="копыто3" svg:width="1.809cm" svg:height="0.05cm" draw:transform="rotate (2.89009070837741) translate (13.0658065279221cm 12.9541045148518cm)" svg:viewBox="0 0 1810 51" svg:d="M0 25c637 0 1129-71 1810 26">
          <text:p/>
        </draw:path>
        <draw:path draw:style-name="gr43" draw:text-style-name="P15" draw:layer="копыто2" svg:width="1.339cm" svg:height="0.63cm" draw:transform="rotate (-0.109781209950444) translate (10.2406990886681cm 15.943892588895cm)" svg:viewBox="0 0 1340 631" svg:d="M1340 523c-210-335-232-237-289-523-268 2-447 124-970 15 7 173-81 466-81 466 0 0 200 307 1340 42z">
          <text:p/>
        </draw:path>
        <draw:path draw:style-name="gr39" draw:text-style-name="P16" draw:layer="копыто3" svg:width="3.017cm" svg:height="4.272cm" svg:x="10.874cm" svg:y="12.52cm" svg:viewBox="0 0 3018 4273" svg:d="M372 0c11 104-325 951-371 1997s1444 2093 1429 2276c1064-621 982-761 1588-1323-609-873-740-794-1058-1244-79-688 131-688 265-1242">
          <text:p/>
        </draw:path>
        <draw:path draw:style-name="gr44" draw:text-style-name="P15" draw:layer="копыто3" svg:width="2.119cm" svg:height="0.759cm" draw:transform="skewX (-0.00174532925199434) rotate (0.698131700797732) translate (11.8942124318231cm 16.3004971173648cm)" svg:viewBox="0 0 2120 760" svg:d="M2106 600c10-145 21-466 8-580-114 12-885 316-2103-20 7 173-11 645-11 645 0 0 1207 287 2106-45z">
          <text:p/>
        </draw:path>
        <draw:path draw:style-name="gr45" draw:text-style-name="P15" draw:layer="копыто3" svg:width="1.513cm" svg:height="0.67cm" draw:transform="rotate (-0.109781209950444) translate (10.2437785661573cm 15.9058819219109cm)" svg:viewBox="0 0 1514 671" svg:d="M1514 494c-24-281-50-208-107-494-268 2-803 161-1326 53 7 172-81 465-81 465 0 0 299 359 1514-24z">
          <text:p/>
        </draw:path>
        <draw:path draw:style-name="gr46" draw:text-style-name="P15" draw:layer="копыто2" svg:width="2.133cm" svg:height="0.759cm" draw:transform="rotate (-0.109781209950444) translate (15.5633510481638cm 16.4304108503877cm)" svg:viewBox="0 0 2134 760" svg:d="M2133 576c10-143-51-461-63-576-116 13-680 191-2070 172 7 172 62 554 62 554l-17-37c0 0 1191 219 2088-113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хвост"/>
      <draw:layer draw:name="хвост2"/>
      <draw:layer draw:name="хвост3"/>
      <draw:layer draw:name="копыто"/>
      <draw:layer draw:name="копыто2"/>
      <draw:layer draw:name="копыто3"/>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30T22:34:13.610000000</meta:creation-date>
    <meta:generator>LibreOffice/6.1.3.2$Windows_x86 LibreOffice_project/86daf60bf00efa86ad547e59e09d6bb77c699acb</meta:generator>
    <dc:date>2019-01-31T09:58:11.286000000</dc:date>
    <meta:editing-duration>PT4H52M20S</meta:editing-duration>
    <meta:editing-cycles>47</meta:editing-cycles>
    <meta:document-statistic meta:object-count="52"/>
  </office:meta>
</office:document-meta>
</file>